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100%" fo:text-indent="0cm" style:auto-text-indent="false" style:writing-mode="lr-tb"/>
    </style:style>
    <style:style style:name="P2" style:family="paragraph" style:parent-style-name="Standard">
      <style:paragraph-properties fo:margin-left="0cm" fo:margin-right="0cm" fo:line-height="100%" fo:text-indent="0cm" style:auto-text-indent="false" fo:break-before="auto" fo:break-after="auto" style:writing-mode="lr-tb"/>
    </style:style>
    <style:style style:name="P3" style:family="paragraph" style:parent-style-name="Standard" style:master-page-name="Standard">
      <style:paragraph-properties fo:margin-left="0cm" fo:margin-right="0cm" fo:line-height="100%" fo:text-indent="0cm" style:auto-text-indent="false" style:page-number="auto" fo:break-before="auto" fo:break-after="auto" style:writing-mode="lr-tb"/>
    </style:style>
    <style:style style:name="P4" style:family="paragraph" style:parent-style-name="Standard">
      <style:paragraph-properties fo:margin-left="0cm" fo:margin-right="0cm" fo:line-height="100%" fo:text-indent="0cm" style:auto-text-indent="false" style:writing-mode="lr-tb"/>
    </style:style>
    <style:style style:name="P5" style:family="paragraph" style:parent-style-name="Standard">
      <style:paragraph-properties fo:margin-left="0cm" fo:margin-right="0cm" fo:line-height="100%" fo:text-indent="0cm" style:auto-text-indent="false" fo:break-before="auto" fo:break-after="auto" style:writing-mode="lr-tb"/>
    </style:style>
    <style:style style:name="T1" style:family="text">
      <style:text-properties fo:background-color="#00ff00"/>
    </style:style>
    <style:style style:name="T2" style:family="text">
      <style:text-properties fo:background-color="#ffff00"/>
    </style:style>
    <style:style style:name="T3" style:family="text">
      <style:text-properties fo:font-style="italic" style:font-style-asian="italic" style:font-style-complex="italic"/>
    </style:style>
    <style:style style:name="T4" style:family="text">
      <style:text-properties fo: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B: Good evening, my name is Luca Bertagnolio, and tonight I am speaking on behalf of Atomi per la Pace.</text:p>
      <text:p text:style-name="P2">Atomi per la Pace is an italian no-profit organization, providing information to the general public about energy and in particular nuclear energy.</text:p>
      <text:p text:style-name="P2">It is with great pleasure and honour that I introduce our guest for this interview, Dr. Patrick Moore, who calls himself a sensible environmentalist.</text:p>
      <text:p text:style-name="P2">Patrick, thanks for being with us tonight.</text:p>
      <text:p text:style-name="P2"/>
      <text:p text:style-name="P2">PM: Thank you Luca, is really nice to speak to you.</text:p>
      <text:p text:style-name="P2"/>
      <text:p text:style-name="P2">LB: Can you give us a little introduction about where you come from and what was being leading you in this new position of a sensible environmentalist?</text:p>
      <text:p text:style-name="P2"/>
      <text:p text:style-name="P2">PM: Well my life began on the North Tip of Vancouver Island in the rain forest wilderness near the Pacific my small village was floating on logs</text:p>
      <text:p text:style-name="P2">and we were my father is in the forest industry and in my mother's family in the fishing industry and it was only 75 people in this whole village</text:p>
      <text:p text:style-name="P2">way out of the north end of Vancouver island with no road to it, only boats, so I grew up in a very high unique situation for that time</text:p>
      <text:p text:style-name="P2">and I learned to love nature at an early age because everything was nature around me there was nothing else</text:p>
      <text:p text:style-name="P2">hardly any people and as I say not even a road or cars so it was only when I was 16 years old that the road finally came</text:p>
      <text:p text:style-name="P2">and we thought "oh now people will come to this place", and the people use the road to get out</text:p>
      <text:p text:style-name="P2">and so it went into decline actually because the road came.</text:p>
      <text:p text:style-name="P2">Ah but so we find out about human nature in different ways... ah, then I have to go away to school because of this the one room school which I have to go by boat each day...</text:p>
      <text:p text:style-name="P2">ah, that's school only went to grade 8 years, so I was 14 years old when I came to Vancouver to go to boarding school</text:p>
      <text:p text:style-name="P2">where I lived at the school cause my parents had to stay where they worked, so I learned to live in the city and then I excelled in science</text:p>
      <text:p text:style-name="P2">and in the life science and ended up at the University of British Columbia doing biology and biochemistry and genetics</text:p>
      <text:p text:style-name="P2">and I discovered ecology in the middle of the 1960s before the word ecology was known in the popular press or to the general public</text:p>
      <text:p text:style-name="P2">and soon after I became aware of ecology and this was the beginning of the environmental movement in San Francisco,</text:p>
      <text:p text:style-name="P2">Vancouver, and soon around the world... I enrolled a PhD in ecology and soon learned of that small group <text:span text:style-name="T1">wanting to sail a boat</text:span> to stop US hydrogen bomb testing in Alaska</text:p>
      <text:p text:style-name="P2">so this was the height of the Cold War and the Vietnam War and the threat of nuclear war: I joined this group went on the first voyage of what became Greenpeace</text:p>
      <text:p text:style-name="P2">and so after 15 years in Greenpeace campaign to make a long story short against the killing of whales and toxic waste discharge and nuclear testing by France and Russia</text:p>
      <text:p text:style-name="P2">and everyone, Greenpeace changed in those 15 years from when I came in we were focused strongly on a humanitarian mission to prevent all-out nuclear war</text:p>
      <text:p text:style-name="P2">also on the environment: there was Green and Peace, but the Peace was about people. By the end when I left Greenpeace was now thinking of people more like the enemy of nature</text:p>
      <text:p text:style-name="P2">or a cancer on the earth and I didn't go along with that trend of thinking. I don't believe that I know that humans are part of nature</text:p>
      <text:p text:style-name="P2">we come from evolution just like all the rest of life does and it's sure it's our job to learn to live here in harmony</text:p>
      <text:p text:style-name="P2">that we are not the enemy of nature and we are not only all evil in nature is all good and that is how <text:soft-page-break/>is being portrayed and <text:span text:style-name="T1">actually </text:span>is against the thinking of ecology:</text:p>
      <text:p text:style-name="P2">ecology is about how everything is interconnected and interrelated and all part of one large universe</text:p>
      <text:p text:style-name="P2">so I couldn't go with that kind of thinking, also by this time we were dealing with very complicated issues of toxicology, biochemistry, genetics etc.</text:p>
      <text:p text:style-name="P2">and where you maybe don't need a PhD in nuclear physics to be against nuclear war, when you start talking about the chemicals that are used in industry and etc.,</text:p>
      <text:p text:style-name="P2">you do need some knowledge of basic science to decide if you should ban something or etc. and my fellow directors</text:p>
      <text:p text:style-name="P2">who were from Europe and Australia, New Zealand... I'm from Canada, and also there's from the US...</text:p>
      <text:p text:style-name="P2">my fellow directors in the end none of them had any formal science training, and I came through life science and ecology to a PhD early on,</text:p>
      <text:p text:style-name="P2">and they would say to me <text:span text:style-name="T1">" oh Pat! We're all ecologists you know"</text:span>, and actually they weren't ecologists or even scientists in any way, mostly political activists</text:p>
      <text:p text:style-name="P2">which is fine but you still... you should recognize that you're not a scientist, if you're not one, and they didn't</text:p>
      <text:p text:style-name="P2">and so they decided in their wisdom that we should in Greenpeace take a campaign to ban chlorine worldwide</text:p>
      <text:p text:style-name="P2">and of course chlorine can be very toxic: they called it the devil's element to make it like a moral issue of chlorine</text:p>
      <text:p text:style-name="P2">and I tried to convince them first you know chlorine is one of the elements in the periodic table maybe that's in all Greenpeace can we ban elements in the periodic table?</text:p>
      <text:p text:style-name="P2">No, if it's the 11th most common element in the Earth's crust in fact, but most importantly is the most important of all the elements for public health and medicine</text:p>
      <text:p text:style-name="P2">and of course these are human oriented aspects, and they just would not listen to that: I mean putting chlorine in drinking water is the biggest advance in public health</text:p>
      <text:p text:style-name="P2">and using chlorine chemistry to make our pharmaceuticals is about 80% of all our synthetic pharmaceuticals are made with chlorine chemistry</text:p>
      <text:p text:style-name="P2">precisely because it is toxic to bacteria</text:p>
      <text:p text:style-name="P2"/>
      <text:p text:style-name="P2">LB: So chlorine was really the first thing that made you wonder exactly where that new Greenpeace, which you didn't really belong to in a way, was <text:span text:style-name="T1">heading</text:span>...</text:p>
      <text:p text:style-name="P2">So it was not about nuclear, and the confusion that was going on these days about nuclear weapons versus use of nuclear for civilian production of energy. </text:p>
      <text:p text:style-name="P2"/>
      <text:p text:style-name="P2">PM: That's correct and much to my shame I was even caught up in that same problem of... it began with the fear of nuclear war so nuclear was an emotional thing</text:p>
      <text:p text:style-name="P2">with all of the activists I was involved with, and so we just said everything nuclear should go: we don't want any radiation around</text:p>
      <text:p text:style-name="P2">and - or artificial radiation around - and it was a big mistake is the reason why after I came out to say actually I'm in favour of nuclear energy now</text:p>
      <text:p text:style-name="P2">close to 15 years ago but still long after I left Greenpeace that I still didn't say that that</text:p>
      <text:p text:style-name="P2"/>
      <text:p text:style-name="P2">LB: So you your evolution took slightly longer to wonder to study yourself on the path to understand what nuclear is about, <text:span text:style-name="T2">and after that you had already gone from Greenpeace with</text:span></text:p>
      <text:p text:style-name="P2"/>
      <text:p text:style-name="P2">PM: That is correct so <text:span text:style-name="T1">what</text:span> I... one thing I say today is as Greenpeace tries to make me look like a traitor, but in fact I still agree with every single thing we did in Greenpeace until I left</text:p>
      <text:p text:style-name="P2">except for nuclear energy: I think we made a mistake there and it was an honest mistake at the time: it wasn't like trying to do bad things it was like,</text:p>
      <text:p text:style-name="P2">you know we thought we were doing the right thing, but we were wrong, and so you have to learn to accept that you can make mistakes earlier in life</text:p>
      <text:p text:style-name="P2"><text:soft-page-break/>and so one of the reasons I've spent so much time working with the nuclear industry to help the public understand and politicians to understand the issue</text:p>
      <text:p text:style-name="P2">is because I'm trying to make up for the damage we caused then, because if the environmental movement at the beginning in the early 70s, had said nuclear energy is a good use of nuclear technology</text:p>
      <text:p text:style-name="P2">nuclear weapons is the bad use of technology: let's build more nuclear energy so we don't use fossil fuels, so we don't use coal</text:p>
      <text:p text:style-name="P2">cause there is... the nuclear energy has the technical potential to reduce fossil fuel more than any other single technology</text:p>
      <text:p text:style-name="P2">because of the coal versus nuclear: because one big nuclear plant takes out <text:span text:style-name="T1">two</text:span> big coal plants just like that and that is the great irony of today is that Greenpeace</text:p>
      <text:p text:style-name="P2">and all the others are still against nuclear energy, even with the climate change issue having come to the forefront, as again there was no climate change issue when I was in Greenpeace</text:p>
      <text:p text:style-name="P2">so I wasn't... I saw what Greenpeace the direction they were going like they say see the writing on the wall</text:p>
      <text:p text:style-name="P2">and I realize they were going to make a lot of mistakes if they follow that kind of thinking, and they <text:span text:style-name="T1">did</text:span> make a lot of mistakes, now they're against... for example not long after I left,</text:p>
      <text:p text:style-name="P2">they more or less come out against forestry: they start attacking the forest industry all around the world</text:p>
      <text:p text:style-name="P2"/>
      <text:p text:style-name="P2">LB: You have been very long involved with that just because your family had a <text:span text:style-name="T2">factory</text:span>, so you knew exactly what they were talking about when it came to forestry, and yet again you found them with unsustainable position, about something you really know.</text:p>
      <text:p text:style-name="P2"/>
      <text:p text:style-name="P2">PM: Well, the fundamental point is that wood is the most important renewable material and energy resource in the world: I mean is it totally unique in that way,</text:p>
      <text:p text:style-name="P2">because not many things are both a material resource for constructing houses and making furniture and paper and everything, plus an energy resource: to cook,</text:p>
      <text:p text:style-name="P2">and to heat and in the pulp paper industry most of the energy being used there is from the waste part, the bark, shavings...</text:p>
      <text:p text:style-name="P2">and so if you look at that renewable energy in the world, about 70% of it is biomass, nearly all of which is wood or woody materials like straw</text:p>
      <text:p text:style-name="P2">and about 20% of it is hydroelectric energy which means that between the two biomass and hydroelectric energy are about 90% of all renewable energy in the world,</text:p>
      <text:p text:style-name="P2">and Greenpeace is against both of those: they are against large hydroelectric dams and they are against basically against cutting trees, and they refuse to even listen to the IPCC</text:p>
      <text:p text:style-name="P2">which says the best way to use forests to mitigate damage from climate is to have a sustainable harvest of renewable energy and materials</text:p>
      <text:p text:style-name="P2">and to even grow forests more, as the more forest you have the more carbon you pull the more would you use the less steel concrete and plastic you use,</text:p>
      <text:p text:style-name="P2">and is very clear to the scientists in the Kyoto and IPCC that forest management is a positive factor from climate point of view but Greenpeace twisted</text:p>
      <text:p text:style-name="P2">and since even misrepresents the IPCC in their statements as to what the correct approach to forests is... not to say there <text:span text:style-name="T1">shouldn’t</text:span> be lots of forest left alone, and of course parks and wilderness is important</text:p>
      <text:p text:style-name="P2">but there should also be lots of forest being used <text:span text:style-name="T1">to make wood</text:span> and if we can make trees which grow faster through genetics all the better, the trees that use nitrogen, better etc.</text:p>
      <text:p text:style-name="P2">LB: Since you mentioned IPCC a few times, I wanted to ask you about your recent hearing at the US Senate, which happened just a few weeks ago: can you tell us about what you brought to the discussion at the Senate?</text:p>
      <text:p text:style-name="P2"/>
      <text:p text:style-name="P2">PM: Well at a conceptual level the first thing to recognize is there is nothing that is like a scientific <text:soft-page-break/>proof about human causing global warming</text:p>
      <text:p text:style-name="P2">there isn't... If there was a proof like in science where you have actual proof of things of causation that he would write it down and show it to us here is the proof</text:p>
      <text:p text:style-name="P2">so when you challenge them and say there is no proof they say you're a denier, because the science<text:span text:style-name="T1"> is</text:span> settled and the evidence is overwhelming,</text:p>
      <text:p text:style-name="P2">they think they all have to do is say the evidence is overwhelming: well the only evidence there is it got less than 1 degree warmer in the last hundred and 50 years approximately 0.7°C warmer</text:p>
      <text:p text:style-name="P2">and humans started emitting a lot of carbon dioxide during this period. And theoretically CO2 being a greenhouse gas, might make it warmer:</text:p>
      <text:p text:style-name="P2">so there is a plausible hypothesis there but there's still no proof, and if you go back and look at climate history for 500 million years which is when modern life emerged in the Cambrian explosion</text:p>
      <text:p text:style-name="P2">550 million years ago, at that time CO2 was more than 10 times higher than it is today,</text:p>
      <text:p text:style-name="P2">and at that time it was much warmer than it is today: is a matter of fact if you look at the graphs you will see that CO2 is lower now even at 400 ppm (<text:span text:style-name="T3">parts per million</text:span>),</text:p>
      <text:p text:style-name="P2">than it has been for nearly the entire history of modern life and the temperature is lower now at 14.5°C <text:span text:style-name="T1">global </text:span>average than it has been for most of the history of modern life</text:p>
      <text:p text:style-name="P2">and then you look at what is the optimal CO2 concentration for plant growth: 1500 ppm, nearly 4 times what it is now.</text:p>
      <text:p text:style-name="P2"/>
      <text:p text:style-name="P2">LB: That's what are they doing in agriculture in effect, because the use of a lot of CO2 to inject in greenhouses, so that plants grow faster.</text:p>
      <text:p text:style-name="P2"/>
      <text:p text:style-name="P2"/>
      <text:p text:style-name="P2">PM: Precisely, and yet the <text:span text:style-name="T1">warmers</text:span> or whatever you want to call a true believers in human caused climate change who are certain that is happening</text:p>
      <text:p text:style-name="P2">even the IPCC doesn't say they are certain: they say things like "extremely likely" and my argument to the Senate was putting the word “extremely”</text:p>
      <text:p text:style-name="P2">in front of “likely” doesn't make it really any more likely... is just likely and the term likely is not a science term, it's a judgmental term, it's an opinion</text:p>
      <text:p text:style-name="P2">when you say something is very likely, you mean in your opinion it's likely... so on one hand they claim we are certain and on the other hand they use the term likely</text:p>
      <text:p text:style-name="P2">is not logical and that's why they use it, then if they were certain they would have it written down somewhere where they were certain</text:p>
      <text:p text:style-name="P2">but they don't, and so that is my main point is that if you look at the historical and you go back and in history when modern life evolved</text:p>
      <text:p text:style-name="P2">CO2 was 10 times higher and it was much warmer at 450 million years ago even though CO2 remained much higher than it is today there was an ice age which occurred</text:p>
      <text:p text:style-name="P2">at CO2 levels far higher than today's so then you start to think: well is this really a one-on-one causal relationship that increase CO2 automatically temperature should goes up</text:p>
      <text:p text:style-name="P2">reduce CO2 automatically temperature goes down: no that's not what the historical record shows, and so that's all I'm really saying and the other thing I'm saying in relating this to other issues</text:p>
      <text:p text:style-name="P2">that there are in this world because climate change is not the only issue in the world, although to listen to the climate change people you think it was the only important issue in the world</text:p>
      <text:p text:style-name="P2">there is for example the fact that 2 million children are dying still each year from simply a lack of vitamin A: it's not a disease, is just a nutrient deficiency</text:p>
      <text:p text:style-name="P2">and for a few million dollars it can be fixed forever among 250 million people who have vitamin A deficiency, almost all young children</text:p>
      <text:p text:style-name="P2">and here we are spending hundreds of billions of dollars on climate change which may not even be a problem, which may not even exist</text:p>
      <text:p text:style-name="P2">and secondly yes there's been about 1 degree warming and they're saying it's because of people: does that mean they would really wish that the temperature would go down again one degree back to where it was 100 years ago?</text:p>
      <text:p text:style-name="P2"><text:soft-page-break/>when we were still just coming out of the Little Ice Age? Is that what are saying? Or are they saying: all now we just like this amount of warming, this is just perfect what we've done so far</text:p>
      <text:p text:style-name="P2">and so we should keep it at 1 degree more and it was good to get back, actually that's not what they're saying or say it's bad to get that: so what are the actually saying and where is this perfect temperature</text:p>
      <text:p text:style-name="P2">that we should go when we are now 14.5 during the ice at the major glaciations it was down to about 12 - 11 or 12 degrees globally - but during the greenhouse ages</text:p>
      <text:p text:style-name="P2">which have occupied most of the history of modern life it was 20, 22, 24 much higher like 8 to 10 degrees higher than Celsius and is now has even gone up a degree</text:p>
      <text:p text:style-name="P2">and they are saying 2 degrees more will cause mass extinctions and all of this.</text:p>
      <text:p text:style-name="P2"/>
      <text:p text:style-name="P2">LB: I think that people in Greenland disagree... It's a matter of fact that a piece of land which is full of ice in these days is called Greenland for a good reason.</text:p>
      <text:p text:style-name="P2">So the global warming thing is an interesting discussion in general that really polarizes people too much in my opinion,</text:p>
      <text:p text:style-name="P2">but one of the things going back to nuclear discussion for a second, but keeping a link to global warming:</text:p>
      <text:p text:style-name="P2">filmmaker Robert Stone worked on a project Pandora's Promise, that was released about a year ago, and has received some attention by the press because a lot of people,</text:p>
      <text:p text:style-name="P2">like yourself, environmentalists who were at first really anti-nuclear just as a default, then changed their mind over time about nuclear.</text:p>
      <text:p text:style-name="P2">In the end, the whole point that comes out of the movie is (that) nuclear is good for global warming because we can combat global warming by building more nuclear power.</text:p>
      <text:p text:style-name="P2">What is your stance on the position which comes out of that movie?</text:p>
      <text:p text:style-name="P2"/>
      <text:p text:style-name="P2">PM: Maybe you noticed while I was interviewed even though I'm one of the most prominent pro-nuclear advocates with an environmental background in the world today</text:p>
      <text:p text:style-name="P2">that's because I don't I take that line, I don't say the reason we should have nuclear is to stop climate change</text:p>
      <text:p text:style-name="P2">I do say the reason to have nuclear is to make the air clean, I do say the reason to have nuclear is to save the coal: someday that coal could be made into liquid fuel for transportation</text:p>
      <text:p text:style-name="P2">if you look at the whole energy picture, the most difficult place to try to figure out how to change things from fossil fuel to non-fossil fuel</text:p>
      <text:p text:style-name="P2">is the transportation sector, where you need a fuel which will flow through a pipe: in big electricity plants you don't need that because you can use coal, you can use nuclear</text:p>
      <text:p text:style-name="P2">you can use wood, you can use solid fuels, but you can't use solid fuels for transportation so easily. I mean one time ago, long time ago the trains had a guy shovelling coal into the steam engine</text:p>
      <text:p text:style-name="P2">but it's not easy to go back to that, so that the biggest place that we could reduce the use of fossil fuel to clean the air and to save the fossil fuel</text:p>
      <text:p text:style-name="P2">because there is enough nuclear fuel for at least thousands and probably tens of thousands of years, because we know how to use the uranium 235 now in in breeder reactors</text:p>
      <text:p text:style-name="P2">we know that for a long time: the Russians are already doing it selling it to the Chinese... well, I mean that while in North America and Europe were are pretending that this doesn't exist, but we do have those technologies</text:p>
      <text:p text:style-name="P2">and now with this young startup Transatomic, which is going to develop the liquid salt fuel reactor for using up the <text:span text:style-name="T1">used </text:span>nuclear fuel</text:p>
      <text:p text:style-name="P2">where 99% of the energy still remains in all this so-called nuclear waste, so there is where we should be moving is replacing coal, in particular with nuclear...</text:p>
      <text:p text:style-name="P2">natural gas is obvious to use for peaking power because it can be turned on and off quickly, so it does make some sense and hydroelectric should be I exploited</text:p>
      <text:p text:style-name="P2">more than we have already as well because it's renewable and clean, so we could do a lot there. The other thing is why don't we have more nuclear powered ships?</text:p>
      <text:p text:style-name="P2"><text:soft-page-break/>All of the nuclear Navy's aircraft carriers, submarines now are nuclear powered, the Russian icebreakers are nuclear powered, why aren't the oil tankers nuclear powered</text:p>
      <text:p text:style-name="P2">so they don't burn part of the oil while they're bringing it to the coast, so what then am always big freighters going across the sea they could all be nuclear powered</text:p>
      <text:p text:style-name="P2">and then you need to train nuclear energy operators for the ships and then those people could be the ones who are recruited into the land-based nuclear plants,</text:p>
      <text:p text:style-name="P2">that there's so much potential for nuclear: Hawaii should have a small modular nuclear reactor instead of burning Bunker Sea crude oil: they just bring super-tankers full of oil to make their electricity in Hawaii,</text:p>
      <text:p text:style-name="P2">why don't they save it for cars or something that's more difficult... <text:span text:style-name="T1">You know</text:span>, were not going to have obviously nuclear powered cars anytime soon, so there's so many things we can do there</text:p>
      <text:p text:style-name="P2">so I just don't see the need and in all I'm actually of the opinion that carbon dioxide fertilization is a really important factor in increasing our agricultural productivity in the world:</text:p>
      <text:p text:style-name="P2">it's been well documented the paper has just been issued in science which shows that since 1980 there has been a 6% increase in primary production in the world's forests</text:p>
      <text:p text:style-name="P2">because of increased CO2 in the atmosphere: we just we know this... that as you said why greenhouse growers inject the exhaust from their gas burners and wood burners into the greenhouse</text:p>
      <text:p text:style-name="P2">in order to double and triple the level of CO2 because it increases the growth of their plants by 50 to 100%,</text:p>
      <text:p text:style-name="P2">and so all of those plants that are growing out in nature, all those trees they are actually starving for carbon dioxide, and it's interesting to note the CO2 at the beginning of the industrial period</text:p>
      <text:p text:style-name="P2">was about 260 to 280 ppm: it had been going down steadily beginning around 150 million years ago, CO2 was about 2000 ppm, and it has been steadily steadily going down very evenly</text:p>
      <text:p text:style-name="P2">going down, down, down, down, obviously has plants and plant that have pulling out of the atmosphere an sequestering it in deposits like the marine deposits in the sea for example</text:p>
      <text:p text:style-name="P2">in the big peat bogs and soil buildup on the land, so that carbon is coming out of the air, and no new carbon has been going in to replace it,</text:p>
      <text:p text:style-name="P2">so if it had continue to go down at the rate it was, when they reach 150 ppm the plant start to die, and if it goes down to 100 ppm all the plants would die.</text:p>
      <text:p text:style-name="P2">And then what would happen to the rest of us? So, it emphasizes the fact that, if you had a choice from where we are now to go down or up with CO2, is definitely better to go up</text:p>
      <text:p text:style-name="P2">anywhere up to 1500 ppm, note then they say: "Oh no, you all know that that it will cause runaway global warming and the sea level will rise and all the coastal's will be flooded"...</text:p>
      <text:p text:style-name="P2">we don't know that! There's no evidence of that because the fact is this that CO2 was up at those sorts of levels for much of history</text:p>
      <text:p text:style-name="P2">besides which we can build infrastructure a lot faster than the sea level rises, it's not going to be like a tsunami, it's going to be like an inch a year</text:p>
      <text:p text:style-name="P2">or something like that, and already, you know, I'm in another point of it is just higher the Dutch people</text:p>
      <text:p text:style-name="P2"/>
      <text:p text:style-name="P2">LB: Exactly!</text:p>
      <text:p text:style-name="P2"/>
      <text:p text:style-name="P2">PM: They don't know how to deal with sea rises... they've been measuring the sea level accurately to within a centimetre or less since 1750</text:p>
      <text:p text:style-name="P2">and 25% of their land is below sea level already.</text:p>
      <text:p text:style-name="P2"/>
      <text:p text:style-name="P2">LB: So, I'm a pilot, and it's interesting when you land in Schihpol people's airport, one of the few places in the Earth, when you land the altimeter goes negative...</text:p>
      <text:p text:style-name="P2">there's a bar altimeter on the airplane that tell you is negative. Another place is the Dead Sea,</text:p>
      <text:p text:style-name="P2">which is way under sea level, but there is no runaway over it, so you don't really land...</text:p>
      <text:p text:style-name="P1">Unless you've a seaplane, I guess…</text:p>
      <text:p text:style-name="P2">So, all this discussion about GMO... sorry, about nuclear in general, started also by point you made <text:soft-page-break/>some minutes ago,</text:p>
      <text:p text:style-name="P2">related to lack of vitamin A, for children in particular in certain parts of the World, which, in my view,</text:p>
      <text:p text:style-name="P2">stands very much from a lack of energy, so there is a clear link but, I mentioned GMO right now because, what are you doing as one of the top part of your work right now,</text:p>
      <text:p text:style-name="P2">is to educate people about something that is called "golden rice": can you tell us a little about what's happening with the golden rice campaign right now?</text:p>
      <text:p text:style-name="P2"><text:s/></text:p>
      <text:p text:style-name="P2">PM: Well, as you know genetic modification has been used to produce quite a number now a new food crops,</text:p>
      <text:p text:style-name="P2">which are insect resistant or it resistant to herbicide so that the soil doesn't have to be plowed so much,</text:p>
      <text:p text:style-name="P2">and so they can use less dangerous herbicides in there in their farming... so a lot of good things have been done,</text:p>
      <text:p text:style-name="P2">but it's mostly about productivity of the crop, not so much about nutrition, and now beginning with golden rice</text:p>
      <text:p text:style-name="P2">there is a whole new wave of biotechnology, much of it centered in Europe, with Europabio and the people working around that organization,</text:p>
      <text:p text:style-name="P2">this is focusing on nutrition, omega-3 fats, better oils, removings and removing proteins which cause allergies,</text:p>
      <text:p text:style-name="P2">there's a whole range of things that can be done, cause people tend to think our foods are natural and perfect,</text:p>
      <text:p text:style-name="P2">and in fact many of our foods are not balanced very well in their nutrition, and rice is the worst one of all for two reasons...</text:p>
      <text:p text:style-name="P2">well actually three: 70% of the poor people in the world eat rice as their main diet, so automatically because rice is so poor in nutrients compared to other staples</text:p>
      <text:p text:style-name="P2">automatically it's like a double whammy... they are doubly in trouble, cause they are the ones that poor people are the ones who can't afford to have a balanced diet</text:p>
      <text:p text:style-name="P2">because when you have to choose, which food you will eat, the first food you need is your energy, your calories</text:p>
      <text:p text:style-name="P2">starch, sugar, oils and this is food like potatoes and corn and wheat and rice with starch mainly in them and sugars </text:p>
      <text:p text:style-name="P2">to give you your basic energy to keep it alive. After that, once you have enough energy to stay alive, if you have enough money to do it,</text:p>
      <text:p text:style-name="P2">then you can buy green vegetables and the other things and maybe a chocolate bar, you know, and if you become really rich</text:p>
      <text:p text:style-name="P2">you can have some soda pop, but first you need your calories, and that's why there are 250 million children who are deficient in vitamin A,</text:p>
      <text:p text:style-name="P2">because all are really eating is a cup of rice each day, and they're not getting enough vegetables which are rich in beta-carotene,</text:p>
      <text:p text:style-name="P2">to prevent them from becoming vitamin A deficient, the first symptoms of which are night blindness and then blindness at an early age,</text:p>
      <text:p text:style-name="P2">and about between 250,000 and half a million children are going blind each year from vitamin A deficiency:</text:p>
      <text:p text:style-name="P2">the reason nearly 2,000,000 people are dying each year from vitamin A deficiency is because it's not only necessary for your eyes to have vitamin A</text:p>
      <text:p text:style-name="P2">is also necessary for your immune system, and so when children die of diarrhea or malaria or dengue fever or other such things,</text:p>
      <text:p text:style-name="P2">is very often because they have compromised immune system deficiency, that they die from those diseases, because they would...</text:p>
      <text:p text:style-name="P2">they would've survived otherwise, if they had enough vitamin A. UNICEF figure this out about 25 years ago,</text:p>
      <text:p text:style-name="P2"><text:soft-page-break/>but many of the childhood deaths that appear to be caused by a disease, are actually really caused by vitamin A deficiency because it has weakened</text:p>
      <text:p text:style-name="P2">the children to where they will die from those diseases, whereas a healthy child would have lived through it. Vitamin...</text:p>
      <text:p text:style-name="P2">The addition of beta-carotene to rice was first thought in 1991, at the beginning of the biotechnology revolution,</text:p>
      <text:p text:style-name="P2">by two scientists: one in Switzerland - Dr. Ingo Potrykus - who is now 80 years old, who was working in a government lab,</text:p>
      <text:p text:style-name="P2">and another professor Peter Beyer from Germany, from for Freiburg, University professor... and the two of them were aware of this humanitarian crisis of vitamin A deficiency,</text:p>
      <text:p text:style-name="P2">and they set out to try to figure out how to solve it, how to get beta-carotene into rice which is where you need to put it because these people are eating rice every day and that's all...</text:p>
      <text:p text:style-name="P2">And they tried to find a wild rice or any kind of rice which already had some beta-carotene to see if they can enrich it,</text:p>
      <text:p text:style-name="P2">but there is no rice with beta-carotene in the kernel, so instead they recognize they were going to the need to use recombinant DNA or transgenic technology,</text:p>
      <text:p text:style-name="P2">which was just coming into play then, and they said about doing that and by 1999 they had succeeded in putting the genes into rice</text:p>
      <text:p text:style-name="P2">mostly from corn and from the soil bacterium which gave the pathway in the rice to put beta-carotene in the kernel of the rice, in the grain of the rice,</text:p>
      <text:p text:style-name="P2">and that was announced, and that it was thought it was a wonderful thing by many people, but they were at the very beginning in 1999,</text:p>
      <text:p text:style-name="P2">when they announced it, Greenpeace said: "if you plant that rice, we will rip it out of the ground, because it's GMO, and GMO is evil...",</text:p>
      <text:p text:style-name="P2">and all that stuff... so Greenpeace has maintained a campaign, ever since then, to prevent golden rice</text:p>
      <text:p text:style-name="P2">they almost put more emphasis on golden race than they do on the other GMO crops, of course already today</text:p>
      <text:p text:style-name="P2">an area twice the size of Germany is planted in GM crops 17 million farmers are growing GM crops now even more in the developing countries than in the industrialized countries</text:p>
      <text:p text:style-name="P2">so it's fairly close, but there's slightly more hectares of GM crops in the poorer countries now than there are in the rich countries,</text:p>
      <text:p text:style-name="P2">and that is growing, every year... Greenpeace is against it, but they don't really do a lot against that... they try to get labeling rules etc.</text:p>
      <text:p text:style-name="P2">but with golden rice they are fighting a war in the Philippines, in particular where one of the areas where the trials of golden rice are taking place</text:p>
      <text:p text:style-name="P2">to the point where they encourage and assist in people tearing these fields up and also, they they complain there is not enough science</text:p>
      <text:p text:style-name="P2">about the rice, that they haven't done enough testing, that they haven't done enough scientific studies,</text:p>
      <text:p text:style-name="P2">and anytime anybody has any testing or scientific studies they destroy the tests or they trash the scientists for doing those test</text:p>
      <text:p text:style-name="P2">and there's a long history of this, so last year when Greenpeace decided to trash the scientist who did the feeding trials on children to prove the golden rice works</text:p>
      <text:p text:style-name="P2">and then encourage these activists in Philippines to destroy the golden rice field trials I decided to get active,</text:p>
      <text:p text:style-name="P2">I have been talking about it for years and using it as an example of where Greenpeace was totally wrong on an issue,</text:p>
      <text:p text:style-name="P2">but this time I decided to act, and so my brother Michael and I, and other members of our families are sons and daughters and wives came together and formed the "Allow Golden Rice Society"</text:p>
      <text:p text:style-name="P2">and it is a nonprofit organization based here in Canada, and now we have been conducting an activist campaign</text:p>
      <text:p text:style-name="P2"><text:soft-page-break/>for education and demonstrations and Greenpeace offices in Canada and in Europe, and plans to go to Asia to go against the Greenpeace people there</text:p>
      <text:p text:style-name="P2">who are trying to scare the parents into thinking there something wrong with golden rice that it might harm their children.</text:p>
      <text:p text:style-name="P2">They are actually saying, they have nerve to say that could be health issues with golden rice: 2 million children are dying from not having golden rice,</text:p>
      <text:p text:style-name="P2">and they say the golden rice could cause health issues: all it will do is make the children healthy! And it's… What they are doing I said very clearly</text:p>
      <text:p text:style-name="P2">is immoral, and it is a crime against humanity, as defined by the international criminal court… so we are quite certain of that</text:p>
      <text:p text:style-name="P2">and we're hoping at some point one of the countries signatory to the international criminal court will make a complaint and ask for an investigation of the activity of these guys</text:p>
      <text:p text:style-name="P2"/>
      <text:p text:style-name="P2">LB: sorry to interrupt, but, one of the other aspects of the golden rice is: that there’s no royalty about it!</text:p>
      <text:p text:style-name="P2">It was actually put in public domain, and thus there’s no real big enterprise behind it, that would make tons of money out if it, is that correct?</text:p>
      <text:p text:style-name="P2"/>
      <text:p text:style-name="P2">PM: That's correct, and in some ways that's its Achilles' heel because it doesn't have any big corporation behind it to push it</text:p>
      <text:p text:style-name="P2">through the system and get it out into the fields: it's a small humanitarian effort… well, not so small but, you know, Bill and Melinda Gates are funding the field trials</text:p>
      <text:p text:style-name="P2">and Rockefeller foundation has been involved in the development, but so far golden rice the total budget for golden rice is only $35 million</text:p>
      <text:p text:style-name="P2">over 20 years: it's nothing. They are there spending nearly half $1 billion distributing vitamin A pills to people in these countries, and still 2 million kids are dying,</text:p>
      <text:p text:style-name="P2">whereas with the golden rice it would reach everyone who wanted it, where's with pills… The pills are unsustainable: they have to keep spending half $1 billion every year for the rest of time,</text:p>
      <text:p text:style-name="P2">whereas with golden rice, once it’s introduced, it will be automatic to spread, because rice is self- pollinating,</text:p>
      <text:p text:style-name="P2">therefore every grain of rice from a golden rice plant will be a new golden rice plant, and it will just spread exponentially around the world,</text:p>
      <text:p text:style-name="P2">and instead like you say it's free to farmers, there's no royalty to be paid, the rice produced will cost the same as normal rice,</text:p>
      <text:p text:style-name="P2">so no increase in expense for the people who are buying it. Even the farmers will not have to pay more for the seed</text:p>
      <text:p text:style-name="P2">than they would for normal rice: that's the whole point of the program, but what Greenpeace is saying is</text:p>
      <text:p text:style-name="P2">“Oh no, this is actually a front for Monsanto and Syngenta, to get their foot in the door”, so they say golden rice is a Trojan horse for GMOs,</text:p>
      <text:p text:style-name="P2">so they try to broaden it, as if it is golden rice it's somehow only there to try to get GMOs out all over the world,</text:p>
      <text:p text:style-name="P2">whereas they have to be lying about this though, because on the one hand they say: “Oh, we don't think golden rice will work,</text:p>
      <text:p text:style-name="P2">there are better alternatives”, and so then what do they do? Nothing! They get money against golden rice, put the money in their bank account,</text:p>
      <text:p text:style-name="P2">and then do nothing to help the 2 million children who are going to die this year from vitamin A deficiency:</text:p>
      <text:p text:style-name="P2">that's why I say it's immoral, because if they were actually out there cadres of Greenpeacers out, in the Philippines and Laos and Cambodia, and China</text:p>
      <text:p text:style-name="P2">and India and Bangladesh and Pakistan, where these kids are dying, and those Greenpeacers were there distributing vitamin A pills to them, I would say:</text:p>
      <text:p text:style-name="P2"><text:soft-page-break/>“Okay you guys, do your way”, but last do ours, but they don't want to let us to ours, and they do nothing themselves:</text:p>
      <text:p text:style-name="P2">that's why it's immoral, and so we have a very strong case… but when they say Golden Rice is a Trojan horse for GMOs,</text:p>
      <text:p text:style-name="P2">I say: “Well if you don't think it will work, how could it be a Trojan horse?”. If it fails that it won't make any GMO look good,</text:p>
      <text:p text:style-name="P2">it will make them look bad actually, so you must know it's going to work if you think it's a Trojan horse, so then I say to my audience</text:p>
      <text:p text:style-name="P2">and showing them this picture of a big Trojan horse with the scientist with the golden rice in the horse,</text:p>
      <text:p text:style-name="P2">and I say then: “I’m getting in that horse with the scientists, and I hope all the rest of you come in that horse too”,</text:p>
      <text:p text:style-name="P2">as we know one battle with the Trojan horse with the guys in the horse: the other guy didn't think it was fair to bring a Trojan horse,</text:p>
      <text:p text:style-name="P2">and were not playing fair: we're going to get in the Trojan horse and beat those guys!</text:p>
      <text:p text:style-name="P2"/>
      <text:p text:style-name="P2">LB: And by what you are saying also, the number of GMO crops around the world right now is not small feet…, it’s relatively large,</text:p>
      <text:p text:style-name="P2">and, I don’t believe that all those crops are actually being forced on the land owners, and you know the land owners</text:p>
      <text:p text:style-name="P2">own their own choice here in Europe to push towards anything bio, biological and thus typically non-GMO,</text:p>
      <text:p text:style-name="P2">and there is a choice, and wherever there is a choice, well, does people to decide in favour of GMO, so there is clearly</text:p>
      <text:p text:style-name="P2">enough science that would substantiate planting those crops and turning it into produce to be consumed by people, mostly I would say, I think</text:p>
      <text:p text:style-name="P2">is used for kettle or grains for animals, but there is an increase in the number of crops which could be very beneficial</text:p>
      <text:p text:style-name="P2">to mankind, and golden rice is a good example. </text:p>
      <text:p text:style-name="P2"/>
      <text:p text:style-name="P2">PM: Well actually in North America the GMO that is produced here is not only going for feeding animals: is coming into all of our food supply</text:p>
      <text:p text:style-name="P2">it has been for 15 years and there’s no distinction here, there's no… in the United States and Canada there is absolutely no restriction as long as</text:p>
      <text:p text:style-name="P2">the GMO variety has been approved or growing in agriculture there's no restriction where it goes in the food chain</text:p>
      <text:p text:style-name="P2">and the interesting thing about GM technology about transgenic technology is it is a purely organic technique,</text:p>
      <text:p text:style-name="P2">it’s not using radiation to cause mutation, it’s not using chemical to cause mutation: it's actually just moving organic genes</text:p>
      <text:p text:style-name="P2">from one to another, and this is been going on in nature actually in the same way that chemical and radiation mutations have been going on,</text:p>
      <text:p text:style-name="P2">and if it wasn't for that there might not be very much evolution in the world, cause mutations don't just only happen by themselves,</text:p>
      <text:p text:style-name="P2">they happen because they are induced in many cases by natural radiation in the environment or by chemicals in the plants we eat</text:p>
      <text:p text:style-name="P2">going into our body etc. there's many chemicals in our food which can cause mutation and that happens occasionally and sometimes it's good.</text:p>
      <text:p text:style-name="P2">It's also true that genes had been moving from one species to another, since the very beginning of life. Bacteria are usually moving,</text:p>
      <text:p text:style-name="P2">and so all we are doing with transgenic technology is learning how to control what was already happening in nature to begin with,</text:p>
      <text:p text:style-name="P2"><text:soft-page-break/>and therefore improve the productivity in nutrition and other qualities of our agricultural crops, and there's nothing that is not organic about it,</text:p>
      <text:p text:style-name="P2">it is, if you get you use organic in the correct way basically to mean carbon-based life and carbon-based chemistry,</text:p>
      <text:p text:style-name="P2">whereas the organic food movement uses the word “organic” as a marketing term: it's not a technical or science term of any kind,</text:p>
      <text:p text:style-name="P2">it's a very arbitrary system that they have developed for growing their food, and it would make a lot of sense that should in any organic farmers know this.</text:p>
      <text:p text:style-name="P2">There’s a website: a vegan GMO, or GMO vegan… this group of vegetarians, who believe that GMOs should be used to improve the nutrition of people who only vegetables,</text:p>
      <text:p text:style-name="P2">as if you only eat that, you have to be very careful to get enough protein the different amino acids and the different vitamins it's not that easy!</text:p>
      <text:p text:style-name="P2">If you eat meat and vegetables together it's easier to get a balanced diet with all the correct nutrients, whereas genetic modification can put those nutrients into the vegetables,</text:p>
      <text:p text:style-name="P2">so there's every reason to believe that in the future organic and GMO will come together. Right now it's just a political sort of plaything,</text:p>
      <text:p text:style-name="P2">for, you know… and the farmers, who are organic farmers, it wasn’t their idea to be against GMOs, is the urban-based activists in the food movement:</text:p>
      <text:p text:style-name="P2">they're not even necessarily growing any food, they are in the food movement which is, you know, again urban based in the distribution</text:p>
      <text:p text:style-name="P2">and this the retail and of food where they're basically marketing organic against GMO: their marketing organic by what it is not,</text:p>
      <text:p text:style-name="P2">it is not GMO, therefore you should eat it, and that kind of negative marketing has been used successfully in all kinds of areas:</text:p>
      <text:p text:style-name="P2">you're buying something because of what it isn't, almost rather than buying it because of what it is! And that's what's happened there.</text:p>
      <text:p text:style-name="P2"/>
      <text:p text:style-name="P2">LB: Well, it’s interesting how politics come into play into some of this discussion threads we had, about the global warming side,</text:p>
      <text:p text:style-name="P2">right now on the GMO, and most definitely on nuclear, so let’s get back into the energy field for a second,</text:p>
      <text:p text:style-name="P2">and let’s bring up the situation which is very close facing in Europe, and that’s the situation we have in Germany right now:</text:p>
      <text:p text:style-name="P2">so due to a huge earthquake and tsunami that happened in Japan, Germany closed the perfectly healthy nuclear power plants.</text:p>
      <text:p text:style-name="P2">So what happened really behind the scenes when Germany decided to take this step? Can you tell us more about it?</text:p>
      <text:p text:style-name="P2"/>
      <text:p text:style-name="P2">PM: Well, as you probably know Luca, this is been going on for a long time in Germany, going back to the development of the Green party</text:p>
      <text:p text:style-name="P2">early on in the in the late 70s early 80s and they been antinuclear from the beginning, end Germany has probably the strongest Green party</text:p>
      <text:p text:style-name="P2">in the political wing of any country in the world, and I ascribe this to the fact that from my analysis of the German psyche and the German culture</text:p>
      <text:p text:style-name="P2">the Germans are schizophrenic in a way that on one hand they are the highest technology in the world,</text:p>
      <text:p text:style-name="P2">you know, and you could say that biotechnology and nuclear technology are among the highest technologies in the world.</text:p>
      <text:p text:style-name="P2">So it should be natural that Germany would be leaders in these areas and indeed they were leaders in nuclear in past times,</text:p>
      <text:p text:style-name="P2">but there's also this romantic love of nature in the German psyche, which is highlighted by a historical figure named Karl May,</text:p>
      <text:p text:style-name="P2"><text:soft-page-break/>who worship the North American Indian: he never even went to North America but wrote all his books which romanticize the idea</text:p>
      <text:p text:style-name="P2">what we call the noble Savage in English, romanticize this idea, and the German people have this romantic notion:</text:p>
      <text:p text:style-name="P2">that's why they feel justified in saying to countries in South America or wherever: "you guy s<text:span text:style-name="T1">houldn’t</text:span> do what we've <text:span text:style-name="T1">done</text:span>,</text:p>
      <text:p text:style-name="P2">because what we've done is bad, we destroyed nature in Germany and Europe, and you shouldn't be allowed to do that",</text:p>
      <text:p text:style-name="P2">so you should have to remain poor and not have any technology, but it's okay for us, so there's a lot of, I'd say, double thinking going on,</text:p>
      <text:p text:style-name="P2">and for some reason at this time in history this romantic aspect of the German psychology has come forward and won these big battles against GMO and nuclear altogether,</text:p>
      <text:p text:style-name="P2">and you're right it's very politicized: one of the points I've been making in my twitter discussions lately is:</text:p>
      <text:p text:style-name="P2">it just doesn't make sense for nuclear energy and biotechnology to be political, to be left, right issues:</text:p>
      <text:p text:style-name="P2">there's nothing left or right about these things, now left and right usually has to do with the struggle between individual liberty versus state control,</text:p>
      <text:p text:style-name="P2">it has to do with, you know, that balance how much personal freedom you have versus how much obligation you have to your collective</text:p>
      <text:p text:style-name="P2">or to your state, and that's been the struggle all through history and that's the defining aspect of left and right,</text:p>
      <text:p text:style-name="P2">but what on earth has that got to do with nuclear energy: it's a technology! Is is politically neutral in that sense,</text:p>
      <text:p text:style-name="P2">it doesn't have anything, except on one hand in GM: they say if the corporate thing, but that's the reason...</text:p>
      <text:p text:style-name="P2"/>
      <text:p text:style-name="P2">LB: Oh, they say the same about nuclear really, because it has always been large, large companies that have been building huge power plants</text:p>
      <text:p text:style-name="P2">and large utilities running those plants... So, I very much favour new research in small modular reactors and that new research will come clearly from smaller ...,</text:p>
      <text:p text:style-name="P2">so the whole point about large corporation would become immediately moved. So that's the aspects the real aspect that I think the technology can bring about.</text:p>
      <text:p text:style-name="P2"/>
      <text:p text:style-name="P2"/>
      <text:p text:style-name="P2">PM: Well, it is interesting too that whole occupy movement kind of highlights effect that people are a little bit confused about the difference</text:p>
      <text:p text:style-name="P2">between the state and corporations: corporations <text:span text:style-name="T1">aren’t</text:span> the state, but a lot of people would take the opinion that corporations have become more powerful than the state</text:p>
      <text:p text:style-name="P2">and dictating what individuals have to do, that is just what... take Monsanto again going into the GM side,</text:p>
      <text:p text:style-name="P2">that the anti-GM people are actually trying to get us to believe that Monsanto is forcing these seeds to farmers: no as you said earlier,</text:p>
      <text:p text:style-name="P2">the farmers are choosing them because they know their better, and they are even willing to pay quite a bit more for that,</text:p>
      <text:p text:style-name="P2">but somehow by selling seeds to farmers Monsanto is now controlling the world's food supply, Monsanto does even only farm,</text:p>
      <text:p text:style-name="P2">never mind controlling the world's food supply: they don't even distribute food, <text:span text:style-name="T1">all they do is sell seeds</text:span> to farmers and one chemical,</text:p>
      <text:p text:style-name="P2">and this way somehow they control the world's food supply: so it's kind of really screwed up in the way people are perceiving what's actually going on in the world.</text:p>
      <text:p text:style-name="P2">Today, I mean, Ukraine there is where politics comes to a sharp focus: the people in Western Europe <text:soft-page-break/>have not had to deal with anything like this in recent history,</text:p>
      <text:p text:style-name="P2">and I think one of the people in the rich countries are totally spoiled about what really is important in our life,</text:p>
      <text:p text:style-name="P2">and here they are campaigning against using genetic science which is, you know, really really important invention</text:p>
      <text:p text:style-name="P2">to do a lot of improvement. I like to tell people it would be really easy anyone of these... You know, like grad students are making genetic engineering in that in their labs,</text:p>
      <text:p text:style-name="P2">it isn't difficult to do, it is very difficult to get it approved though, because all of crazy regulations they put up against even though it's proven</text:p>
      <text:p text:style-name="P2">to be just as safe as normal food: there's no difference in that respect... maybe even safer because it's tested so much</text:p>
      <text:p text:style-name="P2">but, it is really important that we take advantage of these technologies like we have all through our history, especially when they are proven to be good.</text:p>
      <text:p text:style-name="P2">As I say any biotechnology guy could make a poisonous food, it is easy: there are more poisonous plants in the world and there are non-poisonous ones:</text:p>
      <text:p text:style-name="P2">why are they poisonous? Because they don't want anything to eat them, cause they can't run like animal can or, insects or birds</text:p>
      <text:p text:style-name="P2">can go away, but plans are sitting there like this with their roots in the ground and hoping nothing comes to eat them,</text:p>
      <text:p text:style-name="P2">so they make all these toxic compounds which is why for example cabbage is quite bitter, it is because of the toxics in there that are trying to stop them off</text:p>
      <text:p text:style-name="P2">from laying its eggs... so you can take the genes from a poisonous plant and put it in corn: that's no problem,</text:p>
      <text:p text:style-name="P2">then the corn would be poisonous, and the people that would eat it would die, and there would be no more people to buy corn:</text:p>
      <text:p text:style-name="P2">so it's unlikely anybody is going to do that, and even if they did it would be tested first, so if isn't done by mistake, it would be tested very rigorously first which is fine,</text:p>
      <text:p text:style-name="P2">but the fact is that people who are doing this work of biotechnology are doing it to make improvements,</text:p>
      <text:p text:style-name="P2">not to make the world a worse place, or to destroy civilization or some crazy plot!</text:p>
      <text:p text:style-name="P2"/>
      <text:p text:style-name="P2">LB: I absolutely agree with you, although I have to say, back to your point about mingling between corporation and the state that cronyism is a matter of truth, I mean, there is a lot of cronyism, there is a lot of mingling between the state and large corporation: for instance you mentioned a number of times regulation and, somehow those regulation come in favour of one or another and, that's the typical aspect about one corporate get so large that they can somehow influence what happens... that's an unfortunate fact but it happens pretty much everyone on the planet.</text:p>
      <text:p text:style-name="P2"/>
      <text:p text:style-name="P2">PM: One of the great ironies Luca about that is that, one of the conspiracy theories is that the big agriculture companies and seed companies</text:p>
      <text:p text:style-name="P2">actually went along with the idea of having these really stringent regulations, so that they be the only ones that could pay for it,</text:p>
      <text:p text:style-name="P2">and so... This is strong points... is that that the big seed companies have created a monopoly for themselves by going along with the regulations.</text:p>
      <text:p text:style-name="P2">I don't think it's a conspiracy myself but in a way that's... however it happened that is what has occurred now only Monsanto and Syngenta endow</text:p>
      <text:p text:style-name="P2">can afford the hundred million dollars it takes to bring a new GMO to market, so all little startups are finished,</text:p>
      <text:p text:style-name="P2">unless they're backed by Monsanto and Syngenta, which is what has happened, and sob the reason the industry has consolidated so much into five or six big players,</text:p>
      <text:p text:style-name="P2">is partly because of the regulatory framework being so onerous an expensive that no little guy could ever do it!</text:p>
      <text:p text:style-name="P2"><text:soft-page-break/></text:p>
      <text:p text:style-name="P2">LB: In closing Patrick I wanted to ask you about a point going back to nuclear: I was wondering, thinking to myself, there is a lot of discussion in these days...</text:p>
      <text:p text:style-name="P2">It has been the third anniversary of the huge Tohoku earthquake and tsunami which killed some 15000-18000 people,</text:p>
      <text:p text:style-name="P2">and sparked a disaster with a <text:span text:style-name="T4">triple(?)</text:span> meltdown of the Fukushima Daiichi power plants that resulted in zero fatalities, and most likely will result in zero fatalities moving forward say lucky.</text:p>
      <text:p text:style-name="P2">But the question to you is: what type of event in your opinion could trigger some day some reconsideration by the general public about the good factors of nuclear energy?</text:p>
      <text:p text:style-name="P2"/>
      <text:p text:style-name="P2">PM: Well the problem is that the nuclear reactors that are operating quietly and safely all around the world every day,</text:p>
      <text:p text:style-name="P2">that's an event that no one notices: it's only a sharp event which would be an accident that anybody would notice,</text:p>
      <text:p text:style-name="P2">it's like in forestry it was said by <text:span text:style-name="T1">Thoreau</text:span> that everybody notices when the tree is cut down the big thunder when it hits the ground,</text:p>
      <text:p text:style-name="P2">nobody notices the tree growing slowly, slowly, slowly over the years and then... they don't see the good that is happening there,</text:p>
      <text:p text:style-name="P2">they only see what they think that is bad when someone cuts it down... and the same thing with the tsunami: as you say no one died from radiation,</text:p>
      <text:p text:style-name="P2">and the radiation effects research foundation says there will be no discernible health effects on the population,</text:p>
      <text:p text:style-name="P2">and I mean even in Chernobyl which was a far more radiation exposure to people, with no warning and no iodine tablets</text:p>
      <text:p text:style-name="P2">and staying in the zone for days and weeks afterwards before they were evacuated, there's actually no real discernible health effects in that 400,000 population,</text:p>
      <text:p text:style-name="P2">which was moved out of there eventually so you of course you wouldn't expect one in Fukushima. That is just really unfortunate that the Japanese didn't have</text:p>
      <text:p text:style-name="P2">just a couple of things right: if those generators had been in underground bunkers higher up with wires underground dedicated to the pumps,</text:p>
      <text:p text:style-name="P2">there be no problem, because as long as those reactors would be cooled with water it would not have had a meltdown,</text:p>
      <text:p text:style-name="P2">so that would have solved the whole problem, and then I still do not understand it - apparently it's because of the insurance, ongoing insurance problem –</text:p>
      <text:p text:style-name="P2">that no one is saying why they didn't breach the containment on those towers, those boxes, built around the reactors and a lot of those hydrogen explosions</text:p>
      <text:p text:style-name="P2">to occur one, two, three and even… the first one may be understandable, but they should've realized at that point the other two would be automatic</text:p>
      <text:p text:style-name="P2">if they didn't just break the windows open!</text:p>
      <text:p text:style-name="P2"/>
      <text:p text:style-name="P2">LB: And there had been a release of radionuclides in the air anyway because of the first explosion, so I do agree with you, and by the way there is a very nice e-book, that was written the first days of Fukushima,</text:p>
      <text:p text:style-name="P2">that tells the story about the how politics once again came into play, because, Tokio, the cabinet, was forcing the evacuation to be actually made on a wider circle</text:p>
      <text:p text:style-name="P2">than originally planned in the exclusion zone, after a release, and so they told the people inside of the plant to hold for</text:p>
      <text:p text:style-name="P2">the release of gases which then eventually led to an uncontrolled release due to the explosion. So, I’m afraid once again politics came into action</text:p>
      <text:p text:style-name="P2">and caused an action that triggered further down the line, <text:span text:style-name="T2">the trip and </text:span><text:span text:style-name="T4">triple?</text:span> meltdown that we all know about.</text:p>
      <text:p text:style-name="P2"/>
      <text:p text:style-name="P2"><text:soft-page-break/>PM: Absolutely! And in the United States for example you don't phone the president and ask the president what to do if you're the reactor operator,</text:p>
      <text:p text:style-name="P2">in the United States system the reactor operator is the boss: they make all the decisions and they take all the responsibility for what they do,</text:p>
      <text:p text:style-name="P2">whereas in Japan they have this different hierarchy where actually the president that is using a cabinet was trying to make decision</text:p>
      <text:p text:style-name="P2">about what these guys should be doing, and that's what led to the cascade of events that cause those explosions,</text:p>
      <text:p text:style-name="P2">and to think the generators were just sitting on the ground - the backup generators - just sitting on the ground , I think some of them were in front of the reactors towards the sea,</text:p>
      <text:p text:style-name="P2">and were not even properly attached and the fuel tanks too: when the tsunami came just swept the generators in the fuel tanks away:</text:p>
      <text:p text:style-name="P2">that could easily have been prevented so, and… the truth is most people don't like to recognize that we learn from mistakes and errors,</text:p>
      <text:p text:style-name="P2">you don't learn from when everything goes right, you only learn really from when things go wrong.</text:p>
      <text:p text:style-name="P2"/>
      <text:p text:style-name="P2">LB: And this point that you make is in fact very very relevant: just a few days ago Rod Adams, who is one of the biggest supporters of nuclear,</text:p>
      <text:p text:style-name="P2">and he is pushing with his beautiful blog and podcasting, learning a lot from, about the third anniversary</text:p>
      <text:p text:style-name="P2">of the Tohoku earthquake and Fukushima situation, he mentioned that one of the things that probably came as an issue for nuclear in general</text:p>
      <text:p text:style-name="P2">is that we had too few accidents, and so we didn’t have enough opportunities to learn about our mistakes which,</text:p>
      <text:p text:style-name="P2">you know, me being a pilot, I know that for commercial aviation we get so many accidents and we ended up learning a lot about these accidents.</text:p>
      <text:p text:style-name="P2">Unfortunately, or I should say in a way fortunately for nuclear, we did have so few of these that we did not have a chance to learn about making fewer about these mistakes.</text:p>
      <text:p text:style-name="P2"/>
      <text:p text:style-name="P2">PM: That's so true Luca and it is ironic in a way because if you look at the numbers obviously nuclear energy on a per capita per kilowatt-hour</text:p>
      <text:p text:style-name="P2">of production is one of the very safest technologies we have in this world, and when you think 1.2 million people are dying in vehicle accidents every year and we still don't band vehicles of course…</text:p>
      <text:p text:style-name="P2"/>
      <text:p text:style-name="P2">LB: And we had still people texting while driving, not knowing the consequences about doing that, </text:p>
      <text:p text:style-name="P2">much much worse than living close a nuclear power plant.</text:p>
      <text:p text:style-name="P2"/>
      <text:p text:style-name="P2">PM: Yeah I don't think that the nuclear operators are texting while they're running the plant…!</text:p>
      <text:p text:style-name="P2"/>
      <text:p text:style-name="P2">LB: Okay Patrick, on this notes I’d like to close our interview and I thank you very much on behalf of Atomi per la Pace for the time you dedicated to us tonight! </text:p>
      <text:p text:style-name="P2"/>
      <text:p text:style-name="P2">PM: Thank you very much Luca, it’s really nice to talk to you.</text:p>
      <text:p text:style-name="P2"/>
      <text:p text:style-name="P1">LB: It was a pleasure, thank you so mu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melo Serraino</meta:initial-creator>
    <meta:creation-date>2014-03-31T08:44:52.59</meta:creation-date>
    <dc:date>2014-04-29T23:12:31.88</dc:date>
    <dc:creator>Carmelo Serraino</dc:creator>
    <meta:editing-duration>PT6M56S</meta:editing-duration>
    <meta:editing-cycles>2</meta:editing-cycles>
    <meta:generator>OpenOffice/4.0.1$Win32 OpenOffice.org_project/401m5$Build-9714</meta:generator>
    <meta:document-statistic meta:table-count="0" meta:image-count="0" meta:object-count="0" meta:page-count="15" meta:paragraph-count="373" meta:word-count="9525" meta:character-count="51854"/>
  </office:meta>
</office:document-meta>
</file>